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margin-left="1cm" fo:margin-right="1cm" fo:text-indent="0cm" style:auto-text-indent="false" fo:background-color="#cfe7f5" fo:padding="0.049cm" fo:border="0.018cm solid #000000" style:shadow="none">
        <style:background-image/>
      </style:paragraph-properties>
    </style:style>
    <style:style style:name="P9" style:family="paragraph" style:parent-style-name="Standard">
      <style:paragraph-properties fo:margin-left="1cm" fo:margin-right="1cm" fo:text-indent="0cm" style:auto-text-indent="false" fo:background-color="#cfe7f5" fo:padding="0.049cm" fo:border="0.018cm solid #000000" style:shadow="none">
        <style:background-image/>
      </style:paragraph-properties>
      <style:text-properties style:font-name="Arial"/>
    </style:style>
    <style:style style:name="P10" style:family="paragraph" style:parent-style-name="Standard">
      <style:paragraph-properties fo:background-color="transparent" fo:padding="0cm" fo:border="none" style:shadow="none">
        <style:background-image/>
      </style:paragraph-properties>
      <style:text-properties style:font-name="Arial"/>
    </style:style>
    <style:style style:name="P11" style:family="paragraph" style:parent-style-name="Standard">
      <style:paragraph-properties fo:background-color="transparent" fo:padding="0cm" fo:border="none" style:shadow="none">
        <style:background-image/>
      </style:paragraph-properties>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margin-left="0cm" fo:margin-right="1cm" fo:text-indent="0cm" style:auto-text-indent="false"/>
      <style:text-properties style:font-name="Arial"/>
    </style:style>
    <style:style style:name="P13" style:family="paragraph" style:parent-style-name="Titre11">
      <style:text-properties fo:font-size="10pt" style:font-size-asian="10pt" style:font-size-complex="10pt"/>
    </style:style>
    <style:style style:name="P14" style:family="paragraph" style:parent-style-name="ALS_5f_Method">
      <style:text-properties style:font-name="Arial" fo:font-size="10pt" style:font-size-asian="10pt" style:font-size-complex="10pt"/>
    </style:style>
    <style:style style:name="P15" style:family="paragraph" style:parent-style-name="Standard">
      <style:text-properties style:font-name="Arial"/>
    </style:style>
    <style:style style:name="P16" style:family="paragraph" style:parent-style-name="Standard">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margin-left="0cm" fo:margin-right="1cm" fo:text-indent="0cm" style:auto-text-indent="false"/>
    </style:style>
    <style:style style:name="P18" style:family="paragraph" style:parent-style-name="Standard">
      <style:paragraph-properties fo:margin-left="0cm" fo:margin-right="1cm" fo:text-indent="0cm" style:auto-text-indent="false"/>
      <style:text-properties style:font-name="Arial"/>
    </style:style>
    <style:style style:name="P19" style:family="paragraph" style:parent-style-name="Titre11" style:list-style-nam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ALS_5f_MethodExplanation">
      <style:paragraph-properties fo:background-color="transparent">
        <style:background-image/>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3">
      <style:paragraph-properties fo:break-before="page" fo:background-color="#ccff99">
        <style:background-image/>
      </style:paragraph-properties>
    </style:style>
    <style:style style:name="P24" style:family="paragraph" style:parent-style-name="Heading_20_4">
      <style:paragraph-properties fo:break-before="page"/>
    </style:style>
    <style:style style:name="P25" style:family="paragraph" style:parent-style-name="Text_20_body">
      <style:text-properties style:font-name="Arial" fo:font-size="10pt" style:font-size-asian="10pt" style:font-size-complex="10pt"/>
    </style:style>
    <style:style style:name="P26"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size="10pt" style:font-size-asian="10pt" style:font-size-complex="10pt"/>
    </style:style>
    <style:style style:name="T5" style:family="text">
      <style:text-properties style:font-name="Arial"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Sound</text:p>
      <text:p text:style-name="P2"/>
      <text:p text:style-name="P2">FreePascal + OpenAL-Soft + LibSndFile</text:p>
      <text:p text:style-name="P3"/>
      <text:p text:style-name="P7">lulu - 2022</text:p>
      <text:p text:style-name="P3"/>
      <text:p text:style-name="P3"/>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text:p>
          </text:index-title>
          <text:p text:style-name="P22">Introduction<text:tab/>2</text:p>
          <text:p text:style-name="P22">ALSManager instance : the tools box<text:tab/>3</text:p>
          <text:p text:style-name="P22">Context attributes – record<text:tab/>5</text:p>
          <text:p text:style-name="P22">TALSPlaybackContext - class<text:tab/>6</text:p>
          <text:p text:style-name="P20">Context attributes - record<text:tab/>6</text:p>
          <text:p text:style-name="P22">Loopback context<text:tab/>7</text:p>
          <text:p text:style-name="P22">Capture context<text:tab/>8</text:p>
          <text:p text:style-name="P22">Enum – Record<text:tab/>9</text:p>
          <text:p text:style-name="P20">TOALSState<text:tab/>9</text:p>
          <text:p text:style-name="P20">TOALSPlaybackMixMode<text:tab/>9</text:p>
          <text:p text:style-name="P20">TOALSDistanceModel<text:tab/>9</text:p>
          <text:p text:style-name="P20">TOALSEffect<text:tab/>10</text:p>
        </text:index-body>
      </text:table-of-content>
      <text:p text:style-name="P3"/>
      <text:h text:style-name="P23" text:outline-level="3">Introduction</text:h>
      <text:h text:style-name="P19" text:outline-level="1"/>
      <text:p text:style-name="Titre11">ALSound use OpenAL-Soft and LibSndFile libraries to provide an easy way to play, capture and mix sounds under Freepascal/Lazarus.</text:p>
      <text:p text:style-name="P1"/>
      <text:p text:style-name="P1"/>
      <text:p text:style-name="P1">Only one single unit to include:</text:p>
      <text:p text:style-name="P1"/>
      <text:p text:style-name="P10"><text:tab/><text:span text:style-name="T1">uses ALSound;</text:span></text:p>
      <text:p text:style-name="P1"/>
      <text:p text:style-name="P1">That's all !</text:p>
      <text:p text:style-name="P1">Libraries are loaded automatically at startup and unloaded at application shutdown.</text:p>
      <text:p text:style-name="P1"/>
      <text:p text:style-name="P1">Put a copy of the libraries in your application folder executable.</text:p>
      <text:p text:style-name="P1"/>
      <text:p text:style-name="P1"/>
      <text:h text:style-name="P23" text:outline-level="3"><text:span text:style-name="T1">ALSManager instance : </text:span><text:span text:style-name="T2">the tools box</text:span></text:h>
      <text:p text:style-name="P13">ALSManager is an unique instance of TALSManager class. It is created and freed automatically.</text:p>
      <text:p text:style-name="P5"/>
      <text:p text:style-name="P11">function ListOfPlaybackDeviceName: TStringArray;</text:p>
      <text:p text:style-name="ALS_5f_MethodExplanation">Gives the list of playback device names found by OpenAL-Soft</text:p>
      <text:p text:style-name="P5"/>
      <text:p text:style-name="P11">function DefaultPlaybackDeviceName: string;</text:p>
      <text:p text:style-name="ALS_5f_MethodExplanation">Gives the default playback device name. Empty string if none.</text:p>
      <text:p text:style-name="P5"/>
      <text:p text:style-name="P11">function CreateDefaultPlaybackContext: TALSPlaybackContext;</text:p>
      <text:p text:style-name="ALS_5f_MethodExplanation">Opens the default playback device and creates a context on it. </text:p>
      <text:p text:style-name="P5"/>
      <text:p text:style-name="P6">function CreatePlaybackContext(aNameIndex: integer; const aAttribs: TALSContextAttributes): TALSPlaybackContext;</text:p>
      <text:p text:style-name="ALS_5f_MethodExplanation">Opens the specified playback device and creates a context with custom attributes. <text:span text:style-name="T6">aNameIndex</text:span> is an index in the list provided by ALSManager.ListOfPlaybackDeviceName. You can set aNameIndex to -1 to refer to the default playback device. <text:span text:style-name="T6">aAttribs</text:span> see <text:a xlink:type="simple" xlink:href="#0.0.4.1.Context attributes - record|outline" text:style-name="Internet_20_link" text:visited-style-name="Visited_20_Internet_20_Link">#0.0.4.1.Context attributes - record|outline</text:a> context attributes.</text:p>
      <text:p text:style-name="ALS_5f_Method"/>
      <text:p text:style-name="ALS_5f_Method">function CreateDefaultLoopbackContext: TALSLoopbackContext;</text:p>
      <text:p text:style-name="ALS_5f_MethodExplanation">Creates a default loopback context.</text:p>
      <text:p text:style-name="P5"><text:s text:c="3"/></text:p>
      <text:p text:style-name="ALS_5f_Method">function ListOfCaptureDeviceName: TStringArray;</text:p>
      <text:p text:style-name="ALS_5f_MethodExplanation">Gives the list of capture device names found by OpenAL-Soft</text:p>
      <text:p text:style-name="P5"/>
      <text:p text:style-name="ALS_5f_Method">function DefaultCaptureDeviceName: string;</text:p>
      <text:p text:style-name="ALS_5f_MethodExplanation">Gives the name of the default capture device. Empty string if none.</text:p>
      <text:p text:style-name="P5"/>
      <text:p text:style-name="ALS_5f_Method">function CreateDefaultCaptureContext: TALSCaptureContext;</text:p>
      <text:p text:style-name="ALS_5f_MethodExplanation">Opens the default capture device and creates a capture context on it.</text:p>
      <text:p text:style-name="P5"/>
      <text:p text:style-name="ALS_5f_Method">function CreateCaptureContext(aNameIndex: integer; aFrequency: longword;</text:p>
      <text:p text:style-name="ALS_5f_Method"><text:s text:c="6"/>aFormat: TALSCaptureFormat; aBufferSize: double): TALSCaptureContext;</text:p>
      <text:p text:style-name="ALS_5f_MethodExplanation">Opens the specified capture device and creates a capture context on it with custom attributes.</text:p>
      <text:p text:style-name="ALS_5f_MethodArgument"><text:span text:style-name="T6">aNameIndex</text:span> is an index in the list provided by ListOfCaptureDeviceName. You can set aNameIndex to -1 to refer to the default capture device.</text:p>
      <text:p text:style-name="ALS_5f_MethodArgument"><text:span text:style-name="T6">aFrequency</text:span>: the frequency of the capture.</text:p>
      <text:p text:style-name="ALS_5f_MethodArgument"><text:span text:style-name="T6">aFormat</text:span>: the sample format</text:p>
      <text:p text:style-name="ALS_5f_MethodArgument"><text:span text:style-name="T6">aBufferSize</text:span>: the length in seconds of the internal buffer used by OpenAL-Soft</text:p>
      <text:p text:style-name="P14"/>
      <text:p text:style-name="P14"/>
      <text:p text:style-name="ALS_5f_Method">function ListOfAudioFileFormat_Complete: ArrayOfALSAudioFileFormat;</text:p>
      <text:p text:style-name="ALS_5f_MethodExplanation">Gives the complete list of audio file format and sub-format supported by LibSndFile.</text:p>
      <text:p text:style-name="P5"/>
      <text:p text:style-name="ALS_5f_Method">function ListOfAudioFileFormat_Simplified: ArrayOfALSSimplifiedAudioFileFormat;</text:p>
      <text:p text:style-name="ALS_5f_MethodExplanation">Gives a simplified list of audio file format supported by libsndfile.</text:p>
      <text:p text:style-name="P5"><text:soft-page-break/></text:p>
      <text:p text:style-name="ALS_5f_Method">function DialogFileFilters(aIncludeAllFilesFilter: boolean): string;</text:p>
      <text:p text:style-name="ALS_5f_MethodExplanation">Gives the supported list of audio file extension formatted to be used directly with TOpenDialog.Filter and TSaveDialog.Filter property. If <text:span text:style-name="T6">aIncludeAllFilesFilter</text:span> is True, adds also 'All files|*.*'</text:p>
      <text:p text:style-name="P14"/>
      <text:p text:style-name="P14"/>
      <text:p text:style-name="ALS_5f_Method">function ListOfPlaybackOutputMode: TStringArray;</text:p>
      <text:p text:style-name="ALS_5f_MethodExplanation">Gives the list of available output mode expressed in string. Output mode can be applyed only on playback context. this is the way OpenAL-Soft will render the final mix on a playback context. Value can be stereo, surround 5.1, HRTF,... See TOALSPlaybackMixMode for the available mode. </text:p>
      <text:p text:style-name="P5"/>
      <text:p text:style-name="P6">function PlaybackOutputModeIndexToEnum( aIndex: integer ): TALSPlaybackContextOutputMode;</text:p>
      <text:p text:style-name="ALS_5f_MethodExplanation">Converts an index in the list of output mode to its corresponding enum value.</text:p>
      <text:p text:style-name="ALS_5f_Method"/>
      <text:h text:style-name="P23" text:outline-level="3">Context attributes – record</text:h>
      <text:p text:style-name="P12">Context attributes is a record used to customize a playback or loopback context. Fields are :</text:p>
      <text:p text:style-name="P12"/>
      <text:p text:style-name="ALS_5f_Method">SampleRate : integer ;</text:p>
      <text:p text:style-name="ALS_5f_MethodExplanation">the desired sample rate for the context. If the device is not capable to render audio at this sample rate, the nearest valid value is choosen. Range is from 8000 to 192000Hz.</text:p>
      <text:p text:style-name="ALS_5f_MethodExplanation"/>
      <text:p text:style-name="ALS_5f_Method">MonoCount : integer ;</text:p>
      <text:p text:style-name="ALS_5f_MethodExplanation">Number of mono sound the context can play - default 128.</text:p>
      <text:p text:style-name="P12"/>
      <text:p text:style-name="ALS_5f_Method">StereoCount: integer;</text:p>
      <text:p text:style-name="ALS_5f_MethodExplanation">Number of stereo sound the context can play - default 128.</text:p>
      <text:p text:style-name="P12"/>
      <text:p text:style-name="ALS_5f_Method">ContextUseFloat: boolean;</text:p>
      <text:p text:style-name="ALS_5f_MethodExplanation">TRUE asks the context to use buffers with float samples. FALSE asks the context to use buffers with 16bits signed int samples.</text:p>
      <text:p text:style-name="P12"/>
      <text:p text:style-name="ALS_5f_Method">MaxAuxSend: integer;</text:p>
      <text:p text:style-name="ALS_5f_MethodExplanation">Number of auxiliary SEND per sound - default 2 (max 6).</text:p>
      <text:p text:style-name="P12"/>
      <text:p text:style-name="ALS_5f_Method">MixMode: TALSPlaybackContextOutputMode;</text:p>
      <text:p text:style-name="ALS_5f_MethodExplanation">The mode to use for the final mix for a playback context. Default value is ALC_STEREO_BASIC</text:p>
      <text:p text:style-name="P12"/>
      <text:p text:style-name="ALS_5f_Method">HRTFIndex: integer;</text:p>
      <text:p text:style-name="ALS_5f_MethodExplanation">The index of the HRTF to use for the playback context. This index points to an HRTF name in the list provided by TALSPlaybackContext.HRTFList. Default value is -1, that means default HRTF will be used. Please, see HRTFDemo for an typical usage.</text:p>
      <text:p text:style-name="P12"/>
      <text:p text:style-name="ALS_5f_Method">procedure InitDefault;</text:p>
      <text:p text:style-name="ALS_5f_MethodExplanation">Initialize all fields to their default value. Don't forgot to call first !</text:p>
      <text:p text:style-name="P12"/>
      <text:p text:style-name="ALS_5f_Method">procedure SetLoopbackMode(aSampleRate: integer; aChannels: TALSLoopbackChannel; aSampleType: TALSLoopbackSampleType);</text:p>
      <text:p text:style-name="P21">Initialize parameters for a loopback context.</text:p>
      <text:h text:style-name="P23" text:outline-level="3">TALSPlaybackContext - class</text:h>
      <text:p text:style-name="P25">Playback context allow to load sounds, create effects, </text:p>
      <text:p text:style-name="P25">Before playing sounds we must creates a playback context with :</text:p>
      <text:p text:style-name="ALS_5f_Method">function ALSManager.CreateDefaultPlaybackContext : TALSPlaybackContext ;</text:p>
      <text:p text:style-name="Text_20_body">or</text:p>
      <text:p text:style-name="P6">function CreatePlaybackContext(aNameIndex: integer; const aAttribs: TALSContextAttributes): TALSPlaybackContext;</text:p>
      <text:p text:style-name="P6"/>
      <text:p text:style-name="P8"><text:span text:style-name="T4">NOTE :</text:span><text:span text:style-name="T3"><text:tab/>If your application need more than one playback context at the same time, you have to define a custom option : on Lazarus go to menu Project Option → Custom options → Defines... → enter : ALS_ENABLE_CONTEXT_SWITCHING → push Add → then check the option.</text:span></text:p>
      <text:p text:style-name="P9">This enable the use of multiple playback context at the same time.</text:p>
      <text:p text:style-name="P9">When multiple playback context are enabled, ALSound make an intensive use of critical section that can impact the application speed.</text:p>
      <text:p text:style-name="P12"/>
      <text:h text:style-name="Heading_20_4" text:outline-level="4">Context attributes - record</text:h>
      <text:p text:style-name="P17"/>
      <text:h text:style-name="P23" text:outline-level="3">Loopback context</text:h>
      <text:p text:style-name="P1"/>
      <text:p text:style-name="P1"/>
      <text:p text:style-name="P1"/>
      <text:h text:style-name="P23" text:outline-level="3">Capture context</text:h>
      <text:p text:style-name="P1"/>
      <text:p text:style-name="P1"/>
      <text:h text:style-name="P23" text:outline-level="3">Enum – Record</text:h>
      <text:p text:style-name="P1"/>
      <text:h text:style-name="Heading_20_4" text:outline-level="4">TOALSState</text:h>
      <text:p text:style-name="Text_20_body"><text:s text:c="2"/><text:span text:style-name="T5">Possible state for sounds, playlist and capture context</text:span></text:p>
      <text:p text:style-name="P1"><text:s text:c="2"/>TOALSState = (</text:p>
      <text:p text:style-name="P1"><text:s text:c="17"/>OALS_STOPPED,</text:p>
      <text:p text:style-name="P1"><text:s text:c="17"/>OALS_PLAYING,</text:p>
      <text:p text:style-name="P1"><text:s text:c="17"/>OALS_PAUSED,</text:p>
      <text:p text:style-name="P1"><text:s text:c="17"/>OALS_RECORDING );</text:p>
      <text:p text:style-name="P1"/>
      <text:p text:style-name="P1"/>
      <text:p text:style-name="P1"/>
      <text:h text:style-name="Heading_20_4" text:outline-level="4">TOALSPlaybackMixMode</text:h>
      <text:p text:style-name="P1">Playback context output mode.</text:p>
      <text:p text:style-name="P1"><text:s text:c="2"/>TOALSPlaybackMixMode = (</text:p>
      <text:p text:style-name="P1"><text:s text:c="14"/>ALC_SURROUND_5_1 = openalsoft.ALC_SURROUND_5_1_SOFT,</text:p>
      <text:p text:style-name="P1"><text:s text:c="14"/>ALC_SURROUND_6_1 = openalsoft.ALC_SURROUND_6_1_SOFT,</text:p>
      <text:p text:style-name="P1"><text:s text:c="14"/>ALC_SURROUND_7_1 = openalsoft.ALC_SURROUND_7_1_SOFT,</text:p>
      <text:p text:style-name="P1"><text:s text:c="14"/>ALC_ANY_SOFT <text:s text:c="4"/>= openalsoft.ALC_ANY_SOFT,</text:p>
      <text:p text:style-name="P1"><text:s text:c="14"/>ALC_STEREO_BASIC = openalsoft.ALC_STEREO_BASIC_SOFT,</text:p>
      <text:p text:style-name="P1"><text:s text:c="14"/>ALC_STEREO_UHJ <text:s text:c="2"/>= openalsoft.ALC_STEREO_UHJ_SOFT,</text:p>
      <text:p text:style-name="P1"><text:s text:c="14"/>ALC_STEREO_HRTF <text:s/>= openalsoft.ALC_STEREO_HRTF_SOFT );</text:p>
      <text:p text:style-name="P1"/>
      <text:p text:style-name="P1"/>
      <text:h text:style-name="Heading_20_4" text:outline-level="4">TOALSDistanceModel</text:h>
      <text:p text:style-name="P1">Distance model</text:p>
      <text:p text:style-name="P1">For more explanation see https://indiegamedev.net/2020/04/12/the-complete-guide-to-openal-with-c-part-3-positioning-sounds/</text:p>
      <text:p text:style-name="P1"><text:s text:c="2"/>TOALSDistanceModel = (</text:p>
      <text:p text:style-name="P1"><text:s text:c="14"/>AL_NONE, // no distance attenuation</text:p>
      <text:p text:style-name="P1"><text:s text:c="14"/>AL_INVERSE_DISTANCE,</text:p>
      <text:p text:style-name="P1"><text:s text:c="14"/>AL_INVERSE_DISTANCE_CLAMPED,</text:p>
      <text:p text:style-name="P1"><text:s text:c="14"/>AL_LINEAR_DISTANCE,</text:p>
      <text:p text:style-name="P1"><text:s text:c="14"/>AL_LINEAR_DISTANCE_CLAMPED,</text:p>
      <text:p text:style-name="P1"><text:s text:c="14"/>AL_EXPONENT_DISTANCE,</text:p>
      <text:p text:style-name="P1"><text:s text:c="14"/>AL_EXPONENT_DISTANCE_CLAMPED );</text:p>
      <text:p text:style-name="P1"/>
      <text:p text:style-name="P1"><text:s/></text:p>
      <text:h text:style-name="P24" text:outline-level="4">TOALSEffect</text:h>
      <text:p text:style-name="P1"><text:s/>TOALSEffect = record</text:p>
      <text:p text:style-name="P1"><text:s text:c="4"/>Ready: boolean;</text:p>
      <text:p text:style-name="P1"><text:s text:c="4"/>procedure UpdateParameters( P: Pointer );</text:p>
      <text:p text:style-name="P1"><text:s text:c="4"/>// Redirects the effect output to the input of another.</text:p>
      <text:p text:style-name="P1"><text:s text:c="4"/>// This allow you to chains multiple effects on a single auxiliary send.</text:p>
      <text:p text:style-name="P1"><text:s text:c="4"/>// Returns True if success.</text:p>
      <text:p text:style-name="P1"><text:s text:c="4"/>function ChainWith( const aTargetEffect: TOALSEffect ): boolean;</text:p>
      <text:p text:style-name="P1"/>
      <text:p text:style-name="P1"><text:s text:c="4"/>// the output gain of the effect. Range is [0..1]</text:p>
      <text:p text:style-name="P1"><text:s text:c="4"/>property OutputGain: single read FOutputGain write SetOutputGain;</text:p>
      <text:p text:style-name="P1"><text:s text:c="4"/>// Enable or disable automatic send adjustments based on the physical</text:p>
      <text:p text:style-name="P1"><text:s text:c="4"/>// positions of the sound and the listener</text:p>
      <text:p text:style-name="P1"><text:s text:c="4"/>property ApplyDistanceAttenuation: boolean read FApplyDistanceAttenuation write SetApplyDistanceAttenuation;</text:p>
      <text:p text:style-name="P1"><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re11" style:family="paragraph" style:parent-style-name="Standard" style:class="text">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2pt"/>
    </style:style>
    <style:style style:name="ALS_5f_MethodExplanation" style:display-name="ALS_MethodExplanation" style:family="paragraph" style:parent-style-name="Text_20_body_20_indent" style:class="text" style:master-page-name="">
      <style:paragraph-properties fo:margin-left="0.499cm" fo:margin-right="0.499cm" fo:line-height="0.499cm" fo:text-align="justify" style:justify-single-word="false" fo:keep-together="always" fo:text-indent="0cm" style:auto-text-indent="false" style:page-number="auto"/>
      <style:text-properties style:font-name="Arial" fo:font-size="10pt" style:font-size-asian="10pt" style:font-size-complex="10pt"/>
    </style:style>
    <style:style style:name="ALS_5f_Method" style:display-name="ALS_Method" style:family="paragraph" style:parent-style-name="Standard" style:class="text">
      <style:text-properties style:font-name="Arial" fo:font-size="10pt" fo:font-weight="bold" style:font-size-asian="10pt" style:font-weight-asian="bold" style:font-size-complex="10pt" style:font-weight-complex="bold"/>
    </style:style>
    <style:style style:name="ALS_5f_MethodArgument" style:display-name="ALS_MethodArgument" style:family="paragraph" style:parent-style-name="ALS_5f_MethodExplanation"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05T19:48:40.31</meta:creation-date>
    <dc:date>2022-08-30T12:28:54.69</dc:date>
    <meta:editing-duration>PT5H27M8S</meta:editing-duration>
    <meta:editing-cycles>80</meta:editing-cycles>
    <meta:generator>OpenOffice/4.1.7$Win32 OpenOffice.org_project/417m1$Build-9800</meta:generator>
    <meta:document-statistic meta:table-count="0" meta:image-count="0" meta:object-count="0" meta:page-count="10" meta:paragraph-count="136" meta:word-count="963" meta:character-count="7677"/>
  </office:meta>
</office:document-meta>
</file>